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DED771709CCA992.png" manifest:media-type="image/png"/>
  <manifest:file-entry manifest:full-path="Pictures/100000000000033C0000026DB2BEE5C7C4455B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>
      <style:graphic-properties draw:fill-color="#ffffff" fo:min-height="12.17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60pt"/>
    </style:style>
    <style:style style:name="P5" style:family="paragraph">
      <style:paragraph-properties style:writing-mode="lr-tb"/>
      <style:text-properties fo:font-size="6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size="105.599998474121pt" style:font-size-asian="44pt" style:font-size-complex="44pt"/>
    </style:style>
    <style:style style:name="T2" style:family="text">
      <style:text-properties fo:font-size="80pt" style:font-size-asian="44pt" style:font-size-complex="44pt"/>
    </style:style>
    <style:style style:name="T3" style:family="text">
      <style:text-properties fo:font-size="72pt" style:font-size-asian="40pt" style:font-size-complex="40pt"/>
    </style:style>
    <style:style style:name="T4" style:family="text">
      <style:text-properties fo:font-size="66pt" style:font-size-asian="36pt" style:font-size-complex="36pt"/>
    </style:style>
    <style:style style:name="T5" style:family="text">
      <style:text-properties fo:font-size="60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 presentation:user-transformed="true">
          <draw:text-box>
            <text:p>Transfer news &amp; knowledge</text:p>
          </draw:text-box>
        </draw:frame>
        <draw:frame presentation:style-name="pr2" draw:text-style-name="P2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1">วัตถุประสงค์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อธิบาย ภาพรวมของระบบ</text:p>
              </text:list-item>
              <text:list-item>
                <text:p>Function การทำงานต่าง ๆ</text:p>
              </text:list-item>
              <text:list-item>
                <text:p>การตรวจสอบระบบ</text:p>
              </text:list-item>
              <text:list-item>
                <text:p>คำถาม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2">ภาพรวมระบบ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ระบบนี้เป็นระบบที่พัฒนามาจาก Agent Portal </text:p>
              </text:list-item>
              <text:list-item>
                <text:p>รายละเอียดที่เพิ่ม</text:p>
                <text:list>
                  <text:list-item>
                    <text:p>View as</text:p>
                  </text:list-item>
                  <text:list-item>
                    <text:p>ข่าวสาร</text:p>
                  </text:list-item>
                  <text:list-item>
                    <text:p>ความรู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View A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คือ ระบบที่ให้ทางหัวหน้าเข้ามาดูผลงานของ ของลูกน้องตัวเอง</text:p>
              </text:list-item>
              <text:list-item>
                <text:p>การ login เข้าใช้งานระบบ ต้องมี user อยู่ใน AD หรือทำการเพิ่ม email ของ user ที่ table ms_admin_manage_branch ก่อนถึงจะสามารถใช้งานได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2">ข่าวสาร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ใช้ในการแสดงข่าวสารต่าง ๆ สำหรับ ตัวแทน</text:p>
              </text:list-item>
              <text:list-item>
                <text:p>ข่าวสารจะแบ่งออกเป็น กลุ่มย่อย ๆ 3 กลุ่มคือ</text:p>
                <text:list>
                  <text:list-item>
                    <text:p>ประกาศทั่วไป</text:p>
                  </text:list-item>
                  <text:list-item>
                    <text:p>ข่าวสารฝ่ายขายช่องทางตัวแทน</text:p>
                  </text:list-item>
                  <text:list-item>
                    <text:p>ประกาศรางวัล</text:p>
                  </text:list-item>
                </text:list>
              </text:list-item>
              <text:list-item>
                <text:p>ข่าวสาร สามารถกำหนดความสำคัญ เพื่อบังคับให้ตัวแทน ต้องอ่านได้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ความรู้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ใช้ในการแสดงความรู้ต่าง ๆ สำหรับ ตัวแทน</text:p>
              </text:list-item>
              <text:list-item>
                <text:p>ความรู้แบ่งเป็น 3 กลุ่มย่อย ๆ คือ</text:p>
                <text:list>
                  <text:list-item>
                    <text:p>ความรู้จาก OA</text:p>
                  </text:list-item>
                  <text:list-item>
                    <text:p>ความรู้ทั่วไป</text:p>
                  </text:list-item>
                  <text:list-item>
                    <text:p>ความรู้จาก ฝ่ายขาย</text:p>
                  </text:list-item>
                </text:list>
              </text:list-item>
              <text:list-item>
                <text:p>ความรู้สามารถ กำหนดให้แสดงด่านบน เพื่อให้มองเห็นได้ง่าย โดยการ ปักหมุด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การทำงานฝั่ง</text:span> Admin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ใช้ในการ เพิ่ม แก้ไข ลบ ข่าวสารและ ความรู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2">การทำงาน ของ</text:span> User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 Login มี 2 แบบคือ</text:p>
                <text:list>
                  <text:list-item>
                    <text:p>ผู้บริหาร (View As) </text:p>
                  </text:list-item>
                  <text:list-item>
                    <text:p>ตัวแทน </text:p>
                  </text:list-item>
                </text:list>
              </text:list-item>
              <text:list-item>
                <text:p>การแสดง ข่าวสาร </text:p>
              </text:list-item>
              <text:list-item>
                <text:p>การแสดง ความรู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3.506cm" svg:x="1.4cm" svg:y="1.27cm" presentation:class="title" presentation:user-transformed="true">
          <draw:text-box>
            <text:p><text:span text:style-name="T3">การตรวจสอบ</text:span> email <text:span text:style-name="T4">ว่าอยู่ที่สาขาไหนจาก</text:span> AS400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LECT DISTINCT</text:p>
                <text:p><text:s text:c="5"/>cast(B."SLUNT#" as VARCHAR) as branch_code,</text:p>
                <text:p><text:s text:c="5"/>B."slunnm" as branch_name,</text:p>
                <text:p><text:s text:c="5"/>R."SLUNT#" as region_code,</text:p>
                <text:p><text:s text:c="5"/>R."slunnm" as region_name,</text:p>
                <text:p><text:s text:c="5"/>A."AGPOS@"</text:p>
                <text:p>from DM_AS400_PSPAGMT4 A</text:p>
                <text:p><text:s text:c="4"/>left join DM_AS400_PSPAGMT6 T on A."AGENT#"=T."AGENT#"</text:p>
                <text:p><text:s text:c="4"/>left join dm_as400_pspslorg B on (A."AGORG#" = B."SLUNT#" OR A."AGORG#" = B."SLREL#")</text:p>
                <text:p><text:s text:c="4"/>left join dm_as400_pspslorg R on (R."SLUNT#" = B."SLREL#")</text:p>
                <text:p>WHERE LOWER(T.AGMAIL) like <text:s/>'%amnat.ru@ocean.co.th%'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4">ตรวจสอบ</text:span> Email <text:span text:style-name="T5">ที่เราเพิ่มเอง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select * </text:span><text:span text:style-name="T6"><text:line-break/></text:span><text:span text:style-name="T6">from ms_admin_manage_branch mamb</text:span><text:span text:style-name="T6"><text:line-break/></text:span><text:span text:style-name="T6">where </text:span>LOWER(email) like '%suchanun.wo%'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5">ตรวจสอบว่า สาขา มี </text:span>email <text:span text:style-name="T5">อะไรบ้าง จาก</text:span> AS400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LECT *</text:p>
                <text:p>FROM dm_as400_pspslorg B <text:line-break/>INNER JOIN DM_AS400_PSPAGMT4 P ON B."SLUNT#" = P."AGORG#"</text:p>
                <text:p>INNER JOIN DM_AS400_PSPAGMT1 ag on P."AGENT#" = ag."AGENT#"</text:p>
                <text:p>WHERE b.slunnm like '%อ้อมน้อย%'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2">คำถาม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DED771709CCA99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5T16:37:36.781703012</meta:creation-date>
    <meta:editing-duration>PT43M30S</meta:editing-duration>
    <meta:editing-cycles>13</meta:editing-cycles>
    <meta:generator>LibreOffice/6.3.4.2$Windows_X86_64 LibreOffice_project/60da17e045e08f1793c57c00ba83cdfce946d0aa</meta:generator>
    <dc:title>Blueprint Plans</dc:title>
    <dc:date>2020-03-05T21:13:46.864000000</dc:date>
    <meta:document-statistic meta:object-count="84"/>
  </office:meta>
</office:document-meta>
</file>